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style:font-name="Calibri" officeooo:rsid="0007ec9d" officeooo:paragraph-rsid="0007ec9d"/>
    </style:style>
    <style:style style:name="P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0881a4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212137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2411ee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1d4765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d4765" officeooo:paragraph-rsid="001d4765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212137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2411ee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2597a9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092fa9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6ff75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76eea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0a5f4b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8dd89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bbc94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e39d1" officeooo:paragraph-rsid="000a5f4b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a5f4b" officeooo:paragraph-rsid="000a5f4b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92fa9" officeooo:paragraph-rsid="000ba6eb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bbc94" officeooo:paragraph-rsid="001bbc94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ba6eb" officeooo:paragraph-rsid="000ba6eb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ba6eb" officeooo:paragraph-rsid="00212137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2cae0a" officeooo:paragraph-rsid="002cae0a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Calibri" fo:language="en" fo:country="GB" officeooo:rsid="000881a4" officeooo:paragraph-rsid="000881a4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881a4"/>
    </style:style>
    <style:style style:name="T3" style:family="text">
      <style:text-properties fo:color="#000000" loext:opacity="100%" officeooo:rsid="00111aab"/>
    </style:style>
    <style:style style:name="T4" style:family="text">
      <style:text-properties fo:color="#000000" loext:opacity="100%" officeooo:rsid="00212137"/>
    </style:style>
    <style:style style:name="T5" style:family="text">
      <style:text-properties officeooo:rsid="00092fa9"/>
    </style:style>
    <style:style style:name="T6" style:family="text">
      <style:text-properties officeooo:rsid="001e39d1"/>
    </style:style>
    <style:style style:name="T7" style:family="text">
      <style:text-properties officeooo:rsid="000a5f4b"/>
    </style:style>
    <style:style style:name="T8" style:family="text">
      <style:text-properties officeooo:rsid="001f5ec8"/>
    </style:style>
    <style:style style:name="T9" style:family="text">
      <style:text-properties officeooo:rsid="000ba6eb"/>
    </style:style>
    <style:style style:name="T10" style:family="text">
      <style:text-properties officeooo:rsid="000d9d13"/>
    </style:style>
    <style:style style:name="T11" style:family="text">
      <style:text-properties officeooo:rsid="000fff13"/>
    </style:style>
    <style:style style:name="T12" style:family="text">
      <style:text-properties officeooo:rsid="00111aab"/>
    </style:style>
    <style:style style:name="T13" style:family="text">
      <style:text-properties officeooo:rsid="0011fb7b"/>
    </style:style>
    <style:style style:name="T14" style:family="text">
      <style:text-properties officeooo:rsid="0012e4e2"/>
    </style:style>
    <style:style style:name="T15" style:family="text">
      <style:text-properties officeooo:rsid="0013b795"/>
    </style:style>
    <style:style style:name="T16" style:family="text">
      <style:text-properties officeooo:rsid="0016ff75"/>
    </style:style>
    <style:style style:name="T17" style:family="text">
      <style:text-properties officeooo:rsid="00176a8f"/>
    </style:style>
    <style:style style:name="T18" style:family="text">
      <style:text-properties officeooo:rsid="00176eea"/>
    </style:style>
    <style:style style:name="T19" style:family="text">
      <style:text-properties officeooo:rsid="0018dd89"/>
    </style:style>
    <style:style style:name="T20" style:family="text">
      <style:text-properties officeooo:rsid="0019d5b1"/>
    </style:style>
    <style:style style:name="T21" style:family="text">
      <style:text-properties officeooo:rsid="001b6407"/>
    </style:style>
    <style:style style:name="T22" style:family="text">
      <style:text-properties officeooo:rsid="001bbc94"/>
    </style:style>
    <style:style style:name="T23" style:family="text">
      <style:text-properties officeooo:rsid="001d4765"/>
    </style:style>
    <style:style style:name="T24" style:family="text">
      <style:text-properties officeooo:rsid="001f4d7e"/>
    </style:style>
    <style:style style:name="T25" style:family="text">
      <style:text-properties officeooo:rsid="00212137"/>
    </style:style>
    <style:style style:name="T26" style:family="text">
      <style:text-properties officeooo:rsid="000881a4"/>
    </style:style>
    <style:style style:name="T27" style:family="text">
      <style:text-properties officeooo:rsid="00264171"/>
    </style:style>
    <style:style style:name="T28" style:family="text">
      <style:text-properties officeooo:rsid="002cae0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NCOLI DI INTEGRITA’</text:p>
      <text:list xml:id="list820792257" text:style-name="L1">
        <text:list-item>
          <text:p text:style-name="P2">User<text:span text:style-name="T11">s</text:span>:</text:p>
          <text:list>
            <text:list-item>
              <text:p text:style-name="P23"><text:span text:style-name="T2">I</text:span><text:span text:style-name="T1">D_U </text:span><text:span text:style-name="T4">int</text:span><text:span text:style-name="T3">(10) </text:span><text:span text:style-name="T4">UNSIGNED AUTO_INCREMENT </text:span><text:span text:style-name="T3">primary key </text:span></text:p>
            </text:list-item>
            <text:list-item>
              <text:p text:style-name="P2">Mail <text:span text:style-name="T12">varchar(50) </text:span>UNIQUE not null</text:p>
            </text:list-item>
            <text:list-item>
              <text:p text:style-name="P2">Telephone <text:span text:style-name="T12">char(15) </text:span>UNIQUE</text:p>
            </text:list-item>
            <text:list-item>
              <text:p text:style-name="P2">Password <text:span text:style-name="T12">varchar(50) </text:span>not null</text:p>
            </text:list-item>
          </text:list>
        </text:list-item>
        <text:list-item>
          <text:p text:style-name="P6">UsrHubs:</text:p>
          <text:list>
            <text:list-item>
              <text:p text:style-name="P3">ID_<text:span text:style-name="T23">U</text:span> <text:span text:style-name="T25">int</text:span><text:span text:style-name="T12">(10) </text:span><text:span text:style-name="T25">UNSIGNED</text:span><text:span text:style-name="T12"> primary key </text:span><text:span text:style-name="T23">foreign </text:span><text:span text:style-name="T24">k</text:span><text:span text:style-name="T23">ey</text:span></text:p>
            </text:list-item>
            <text:list-item>
              <text:p text:style-name="P4">ID_<text:span text:style-name="T23">H</text:span> <text:span text:style-name="T25">int</text:span><text:span text:style-name="T12">(10) </text:span><text:span text:style-name="T25">UNSIGNED</text:span><text:span text:style-name="T12"> </text:span><text:span text:style-name="T23">foreign key </text:span>not null</text:p>
            </text:list-item>
          </text:list>
        </text:list-item>
        <text:list-item>
          <text:p text:style-name="P5">Privates:</text:p>
          <text:list>
            <text:list-item>
              <text:p text:style-name="P7">ID_U <text:span text:style-name="T25">int</text:span><text:span text:style-name="T12">(10) </text:span><text:span text:style-name="T25">UNSIGNED AUTO_INCREMENT</text:span> primary key foreign key</text:p>
            </text:list-item>
            <text:list-item>
              <text:p text:style-name="P2">NameP <text:span text:style-name="T13">varchar(50) </text:span>not null</text:p>
            </text:list-item>
            <text:list-item>
              <text:p text:style-name="P2">SurnameP <text:span text:style-name="T13">varchar(50) </text:span>not null</text:p>
            </text:list-item>
            <text:list-item>
              <text:p text:style-name="P2">AccountingAd<text:span text:style-name="T14">d</text:span>ressP <text:span text:style-name="T13">varchar(50) </text:span>UNIQUE not null</text:p>
            </text:list-item>
          </text:list>
        </text:list-item>
        <text:list-item>
          <text:p text:style-name="P2">Entersprises:</text:p>
          <text:list>
            <text:list-item>
              <text:p text:style-name="P7">ID_U <text:span text:style-name="T25">int</text:span><text:span text:style-name="T12">(10) </text:span><text:span text:style-name="T25">UNSIGNED AUTO_INCREMENT</text:span> primary key foreign key</text:p>
            </text:list-item>
            <text:list-item>
              <text:p text:style-name="P10">VAT <text:span text:style-name="T15">char(11) </text:span><text:span text:style-name="T5">UNIQUE not null</text:span></text:p>
            </text:list-item>
            <text:list-item>
              <text:p text:style-name="P10">CompanyName <text:span text:style-name="T15">varchar(50) </text:span><text:span text:style-name="T5">UNIQUE not null</text:span></text:p>
            </text:list-item>
            <text:list-item>
              <text:p text:style-name="P10">AccountingAddressE <text:span text:style-name="T15">varchar(50)</text:span> <text:span text:style-name="T5">UNIQUE not null</text:span></text:p>
            </text:list-item>
          </text:list>
        </text:list-item>
        <text:list-item>
          <text:p text:style-name="P10">Boxes:</text:p>
          <text:list>
            <text:list-item>
              <text:p text:style-name="P7">ID_B <text:span text:style-name="T25">int</text:span><text:span text:style-name="T12">(10) </text:span><text:span text:style-name="T25">UNSIGNED AUTO_INCREMENT</text:span> primary key</text:p>
            </text:list-item>
            <text:list-item>
              <text:p text:style-name="P11">Size<text:span text:style-name="T5"> int</text:span><text:span text:style-name="T16">(5)</text:span><text:span text:style-name="T5"> UNSIGNED not null</text:span></text:p>
            </text:list-item>
            <text:list-item>
              <text:p text:style-name="P8">ID_<text:span text:style-name="T17">U</text:span> <text:span text:style-name="T25">int</text:span><text:span text:style-name="T12">(10) </text:span><text:span text:style-name="T25">UNSIGNED</text:span> <text:span text:style-name="T17">foreign</text:span> key <text:span text:style-name="T26">not null</text:span></text:p>
            </text:list-item>
            <text:list-item>
              <text:p text:style-name="P8">ID_<text:span text:style-name="T17">W</text:span> <text:span text:style-name="T25">int</text:span><text:span text:style-name="T12">(10) </text:span><text:span text:style-name="T25">UNSIGNED</text:span> <text:span text:style-name="T17">foreign</text:span> key <text:span text:style-name="T26">not null</text:span></text:p>
            </text:list-item>
          </text:list>
        </text:list-item>
        <text:list-item>
          <text:p text:style-name="P10">Wagons:</text:p>
          <text:list>
            <text:list-item>
              <text:p text:style-name="P7">ID_<text:span text:style-name="T17">W</text:span> <text:span text:style-name="T25">int</text:span><text:span text:style-name="T12">(10) </text:span><text:span text:style-name="T25">UNSIGNED AUTO_INCREMENT</text:span> <text:span text:style-name="T18">primary key</text:span></text:p>
            </text:list-item>
            <text:list-item>
              <text:p text:style-name="P12">CapacityW <text:span text:style-name="T5">int</text:span><text:span text:style-name="T18">(5) </text:span><text:span text:style-name="T5">UNSIGNED not null</text:span></text:p>
            </text:list-item>
            <text:list-item>
              <text:p text:style-name="P16">Seria<text:span text:style-name="T18">l</text:span>NumberW <text:span text:style-name="T18">int(10)</text:span></text:p>
            </text:list-item>
          </text:list>
        </text:list-item>
        <text:list-item>
          <text:p text:style-name="P17">Trains:</text:p>
          <text:list>
            <text:list-item>
              <text:p text:style-name="P7">ID_<text:span text:style-name="T18">T</text:span> <text:span text:style-name="T25">int</text:span><text:span text:style-name="T12">(10) </text:span><text:span text:style-name="T25">UNSIGNED AUTO_INCREMENT</text:span> <text:span text:style-name="T18">primary key</text:span></text:p>
            </text:list-item>
            <text:list-item>
              <text:p text:style-name="P12">Limit <text:span text:style-name="T5">int</text:span><text:span text:style-name="T18">(</text:span><text:span text:style-name="T21">5</text:span><text:span text:style-name="T18">)</text:span><text:span text:style-name="T5"> UNSIGNED not null</text:span></text:p>
            </text:list-item>
            <text:list-item>
              <text:p text:style-name="P13">Dat<text:span text:style-name="T28">e</text:span>TimeDeparture <text:span text:style-name="T7">Dat</text:span><text:span text:style-name="T28">e</text:span><text:span text:style-name="T7">Time</text:span><text:span text:style-name="T5"> not null</text:span></text:p>
            </text:list-item>
            <text:list-item>
              <text:p text:style-name="P22">DateTimeArrival DateTime not null</text:p>
            </text:list-item>
            <text:list-item>
              <text:p text:style-name="P22">DateTimeArrival &gt; DateTimeDeparture</text:p>
            </text:list-item>
            <text:list-item>
              <text:p text:style-name="P12"><text:span text:style-name="T6">Seria</text:span><text:span text:style-name="T18">l</text:span><text:span text:style-name="T6">Number</text:span><text:span text:style-name="T8">T </text:span><text:span text:style-name="T18">int(10)</text:span></text:p>
            </text:list-item>
          </text:list>
        </text:list-item>
        <text:list-item>
          <text:p text:style-name="P17">Hubs:</text:p>
          <text:list>
            <text:list-item>
              <text:p text:style-name="P7">ID_<text:span text:style-name="T19">H</text:span> <text:span text:style-name="T25">int</text:span><text:span text:style-name="T12">(10) </text:span><text:span text:style-name="T25">UNSIGNED AUTO_INCREMENT</text:span> <text:span text:style-name="T18">primary key</text:span></text:p>
            </text:list-item>
            <text:list-item>
              <text:p text:style-name="P13">NameH <text:span text:style-name="T19">varchar(50) </text:span><text:span text:style-name="T7">UNIQUE not null</text:span></text:p>
            </text:list-item>
            <text:list-item>
              <text:p text:style-name="P14">CapacityH <text:span text:style-name="T5">int</text:span><text:span text:style-name="T19">(</text:span><text:span text:style-name="T20">5</text:span><text:span text:style-name="T19">)</text:span><text:span text:style-name="T5"> UNSIGNED not null</text:span></text:p>
            </text:list-item>
          </text:list>
        </text:list-item>
        <text:list-item>
          <text:p text:style-name="P18">Passes_by:</text:p>
          <text:list>
            <text:list-item>
              <text:p text:style-name="P9">ID_<text:span text:style-name="T22">T</text:span> <text:span text:style-name="T25">int</text:span><text:span text:style-name="T12">(10) </text:span><text:span text:style-name="T25">UNSIGNED</text:span> <text:span text:style-name="T18">primary key </text:span><text:span text:style-name="T22">foreign key </text:span><text:span text:style-name="T26">not null</text:span></text:p>
            </text:list-item>
            <text:list-item>
              <text:p text:style-name="P9">ID_<text:span text:style-name="T22">H</text:span> <text:span text:style-name="T25">int</text:span><text:span text:style-name="T12">(10) </text:span><text:span text:style-name="T25">UNSIGNED </text:span><text:span text:style-name="T18">primary key </text:span><text:span text:style-name="T22">foreign key </text:span><text:span text:style-name="T26">not null</text:span></text:p>
            </text:list-item>
            <text:list-item>
              <text:p text:style-name="P19">primary key(ID_H, ID_T)</text:p>
            </text:list-item>
            <text:list-item>
              <text:p text:style-name="P15"><text:span text:style-name="T5">PassageNumber </text:span><text:span text:style-name="T9">int</text:span><text:span text:style-name="T22">(10)</text:span><text:span text:style-name="T9"> Unsigned not null</text:span></text:p>
            </text:list-item>
          </text:list>
        </text:list-item>
        <text:list-item>
          <text:p text:style-name="P20">Has:</text:p>
          <text:list>
            <text:list-item>
              <text:p text:style-name="P9">ID_<text:span text:style-name="T22">T</text:span> <text:span text:style-name="T25">int</text:span><text:span text:style-name="T12">(10) </text:span><text:span text:style-name="T25">UNSIGNED</text:span> <text:span text:style-name="T18">primary key </text:span><text:span text:style-name="T22">foreign key </text:span><text:span text:style-name="T26">not null</text:span></text:p>
            </text:list-item>
            <text:list-item>
              <text:p text:style-name="P9">ID_<text:span text:style-name="T22">W</text:span> <text:span text:style-name="T25">int</text:span><text:span text:style-name="T12">(10) </text:span><text:span text:style-name="T25">UNSIGNED</text:span> <text:span text:style-name="T18">primary key </text:span><text:span text:style-name="T22">foreign key </text:span><text:span text:style-name="T26">not null</text:span></text:p>
            </text:list-item>
            <text:list-item>
              <text:p text:style-name="P19">primary key(ID_W, ID_T)</text:p>
            </text:list-item>
            <text:list-item>
              <text:p text:style-name="P21">Entra <text:span text:style-name="T25">int</text:span><text:span text:style-name="T12">(10) </text:span><text:span text:style-name="T25">UNSIGNED not null </text:span><text:span text:style-name="T27">foreign key </text:span></text:p>
            </text:list-item>
            <text:list-item>
              <text:p text:style-name="P21"><text:soft-page-break/>Esce <text:span text:style-name="T25">int</text:span><text:span text:style-name="T12">(10) </text:span><text:span text:style-name="T25">UNSIGNED not null </text:span><text:span text:style-name="T27">foreign key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4:59:51.164000000</dc:date>
    <meta:editing-duration>PT1H16M37S</meta:editing-duration>
    <meta:editing-cycles>34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50" meta:word-count="277" meta:character-count="1669" meta:non-whitespace-character-count="1489"/>
  </office:meta>
</office:document-meta>
</file>